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97mm"/>
    </style:style>
    <style:style style:name="co2" style:family="table-column">
      <style:table-column-properties fo:break-before="auto" style:column-width="167.2mm"/>
    </style:style>
    <style:style style:name="co3" style:family="table-column">
      <style:table-column-properties fo:break-before="auto" style:column-width="107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INK</text:p>
          </table:table-cell>
          <table:table-cell/>
        </table:table-row>
        <table:table-row table:style-name="ro1">
          <table:table-cell table:style-name="ce2" office:value-type="string" calcext:value-type="string">
            <text:p>14/03/19</text:p>
          </table:table-cell>
          <table:table-cell table:style-name="ce5" office:value-type="string" calcext:value-type="string">
            <text:p><text:a xlink:href="https://www.bbc.com/news/uk-england-derbyshire-47563576?intlink_from_url=https://www.bbc.com/news/topics/c77jz3mdmr3t/human-trafficking&amp;link_location=live-reporting-story" xlink:type="simple">https://www.bbc.com/news/uk-england-derbyshire-47563576?intlink_from_url=https://www.bbc.com/news/topics/c77jz3mdmr3t/human-trafficking&amp;link_location=live-reporting-story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14/03/19</text:p>
          </table:table-cell>
          <table:table-cell office:value-type="string" calcext:value-type="string">
            <text:p>https://www.bbc.com/news/uk-england-lancashire-47543658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https://www.bbc.com/news/business-47201210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9-01-25" calcext:value-type="date">
            <text:p>25/01/19</text:p>
          </table:table-cell>
          <table:table-cell office:value-type="string" calcext:value-type="string">
            <text:p>https://www.bbc.com/news/uk-england-essex-46967227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9-01-22" calcext:value-type="date">
            <text:p>22/01/19</text:p>
          </table:table-cell>
          <table:table-cell office:value-type="string" calcext:value-type="string">
            <text:p>https://www.bbc.com/news/uk-4694535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9-01-18" calcext:value-type="date">
            <text:p>18/01/19</text:p>
          </table:table-cell>
          <table:table-cell office:value-type="string" calcext:value-type="string">
            <text:p>https://www.bbc.com/news/world-asia-4661088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1-07" calcext:value-type="date">
            <text:p>07/11/18</text:p>
          </table:table-cell>
          <table:table-cell office:value-type="string" calcext:value-type="string">
            <text:p>https://www.bbc.com/news/uk-england-derbyshire-46126150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1-07" calcext:value-type="date">
            <text:p>07/11/18</text:p>
          </table:table-cell>
          <table:table-cell office:value-type="string" calcext:value-type="string">
            <text:p>https://www.bbc.com/news/uk-wales-46124718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1-07" calcext:value-type="date">
            <text:p>07/11/18</text:p>
          </table:table-cell>
          <table:table-cell office:value-type="string" calcext:value-type="string">
            <text:p>https://www.bbc.com/news/world-latin-america-46124647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1-05" calcext:value-type="date">
            <text:p>05/11/18</text:p>
          </table:table-cell>
          <table:table-cell office:value-type="string" calcext:value-type="string">
            <text:p>https://www.bbc.com/news/uk-northern-ireland-46092085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1-01" calcext:value-type="date">
            <text:p>01/11/18</text:p>
          </table:table-cell>
          <table:table-cell office:value-type="string" calcext:value-type="string">
            <text:p>https://www.bbc.com/news/uk-england-derbyshire-4604487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0-15" calcext:value-type="date">
            <text:p>15/10/18</text:p>
          </table:table-cell>
          <table:table-cell office:value-type="string" calcext:value-type="string">
            <text:p>https://www.bbc.com/news/uk-scotland-45839401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10-04" calcext:value-type="date">
            <text:p>04/10/18</text:p>
          </table:table-cell>
          <table:table-cell office:value-type="string" calcext:value-type="string">
            <text:p>https://www.bbc.com/news/uk-england-4573354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24" calcext:value-type="date">
            <text:p>24/09/18</text:p>
          </table:table-cell>
          <table:table-cell office:value-type="string" calcext:value-type="string">
            <text:p>https://www.bbc.com/news/uk-scotland-glasgow-west-45631813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20" calcext:value-type="date">
            <text:p>20/09/18</text:p>
          </table:table-cell>
          <table:table-cell office:value-type="string" calcext:value-type="string">
            <text:p>https://www.bbc.com/news/uk-england-london-45590145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19" calcext:value-type="date">
            <text:p>19/09/18</text:p>
          </table:table-cell>
          <table:table-cell office:value-type="string" calcext:value-type="string">
            <text:p>https://www.bbc.com/news/uk-england-birmingham-45574313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https://www.bbc.com/news/uk-scotland-45533185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10" calcext:value-type="date">
            <text:p>10/09/18</text:p>
          </table:table-cell>
          <table:table-cell office:value-type="string" calcext:value-type="string">
            <text:p>https://www.bbc.com/news/world-asia-4505453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9-03" calcext:value-type="date">
            <text:p>03/09/18</text:p>
          </table:table-cell>
          <table:table-cell office:value-type="string" calcext:value-type="string">
            <text:p>https://www.bbc.com/news/uk-england-kent-45400136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https://www.bbc.com/news/newsbeat-45130589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https://www.bbc.com/news/stories-45103617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https://www.bbc.com/news/uk-wales-44807348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office:value-type="string" calcext:value-type="string">
            <text:p>https://www.bbc.com/news/uk-england-leeds-44819946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7-10" calcext:value-type="date">
            <text:p>10/07/18</text:p>
          </table:table-cell>
          <table:table-cell office:value-type="string" calcext:value-type="string">
            <text:p>https://www.bbc.com/news/uk-scotland-north-east-orkney-shetland-4477980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office:value-type="string" calcext:value-type="string">
            <text:p>https://www.bbc.com/news/uk-england-kent-44482680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https://www.bbc.com/news/world-africa-44438570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5-20" calcext:value-type="date">
            <text:p>20/05/18</text:p>
          </table:table-cell>
          <table:table-cell office:value-type="string" calcext:value-type="string">
            <text:p>https://www.bbc.com/news/uk-scotland-44184736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string" calcext:value-type="string">
            <text:p>https://www.bbc.com/news/uk-44074572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office:value-type="string" calcext:value-type="string">
            <text:p>https://www.bbc.com/news/uk-44102751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office:value-type="string" calcext:value-type="string">
            <text:p>https://www.bbc.com/news/world-latin-america-43941143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office:value-type="string" calcext:value-type="string">
            <text:p>https://www.bbc.com/news/uk-scotland-highlands-islands-43898655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https://www.bbc.com/news/av/uk-43758165/the-uk-slave-who-lived-in-plain-sight?intlink_from_url=https%3A%2F%2Fwww.bbc.com%2Fnews%2Ftopics%2Fc77jz3mdmr3t%2Fhuman-trafficking&amp;link_location=live-reporting-map</text:p>
          </table:table-cell>
          <table:table-cell/>
        </table:table-row>
        <table:table-row table:style-name="ro1"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https://www.bbc.com/news/uk-43743579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4-02" calcext:value-type="date">
            <text:p>02/04/18</text:p>
          </table:table-cell>
          <table:table-cell office:value-type="string" calcext:value-type="string">
            <text:p>https://www.bbc.com/news/uk-scotland-43611683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8-03-29" calcext:value-type="date">
            <text:p>29/03/18</text:p>
          </table:table-cell>
          <table:table-cell office:value-type="string" calcext:value-type="string">
            <text:p>https://www.bbc.com/news/world-asia-india-43581139?intlink_from_url=https://www.bbc.com/news/topics/c77jz3mdmr3t/human-trafficking&amp;link_location=live-reporting-story</text:p>
          </table:table-cell>
          <table:table-cell/>
        </table:table-row>
        <table:table-row table:style-name="ro1">
          <table:table-cell office:value-type="date" office:date-value="2019-03-10" calcext:value-type="date">
            <text:p>10/03/19</text:p>
          </table:table-cell>
          <table:table-cell office:value-type="string" calcext:value-type="string">
            <text:p>https://timesofindia.indiatimes.com/city/hyderabad/2-city-women-trafficked-to-gulf-rescued/articleshow/68338866.cms</text:p>
          </table:table-cell>
          <table:table-cell/>
        </table:table-row>
        <table:table-row table:style-name="ro1">
          <table:table-cell office:value-type="date" office:date-value="2019-03-04" calcext:value-type="date">
            <text:p>04/03/19</text:p>
          </table:table-cell>
          <table:table-cell office:value-type="string" calcext:value-type="string">
            <text:p>https://timesofindia.indiatimes.com/city/jaipur/40-children-rescued-in-last-two-months-from-bonded-labour/articleshow/68247497.cms</text:p>
          </table:table-cell>
          <table:table-cell/>
        </table:table-row>
        <table:table-row table:style-name="ro1">
          <table:table-cell office:value-type="date" office:date-value="2019-03-03" calcext:value-type="date">
            <text:p>03/03/19</text:p>
          </table:table-cell>
          <table:table-cell office:value-type="string" calcext:value-type="string">
            <text:p>https://timesofindia.indiatimes.com/city/hyderabad/2-women-trafficked-to-oman-kuwait-kin-send-sos-to-mea/articleshow/68237675.cms</text:p>
          </table:table-cell>
          <table:table-cell/>
        </table:table-row>
        <table:table-row table:style-name="ro1">
          <table:table-cell office:value-type="date" office:date-value="2019-02-24" calcext:value-type="date">
            <text:p>24/02/19</text:p>
          </table:table-cell>
          <table:table-cell office:value-type="string" calcext:value-type="string">
            <text:p>https://timesofindia.indiatimes.com/city/delhi/human-trafficking-racket-busted-1-held-in-delhi/articleshow/68131954.cms</text:p>
          </table:table-cell>
          <table:table-cell/>
        </table:table-row>
        <table:table-row table:style-name="ro1">
          <table:table-cell office:value-type="date" office:date-value="2019-02-18" calcext:value-type="date">
            <text:p>18/02/19</text:p>
          </table:table-cell>
          <table:table-cell office:value-type="string" calcext:value-type="string">
            <text:p>https://timesofindia.indiatimes.com/city/bengaluru/justice-should-be-delivered-on-priority-in-human-trafficking-cases-judges/articleshow/68039629.cms</text:p>
          </table:table-cell>
          <table:table-cell/>
        </table:table-row>
        <table:table-row table:style-name="ro1"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https://timesofindia.indiatimes.com/city/hyderabad/three-more-cases-of-city-women-trafficked-to-gulf-family-approach-swaraj-for-help/articleshow/67988542.cms</text:p>
          </table:table-cell>
          <table:table-cell/>
        </table:table-row>
        <table:table-row table:style-name="ro1"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https://timesofindia.indiatimes.com/city/mumbai/mumbai-duo-helps-boy-immigrate-on-fake-passport-held/articleshow/67984713.cms</text:p>
          </table:table-cell>
          <table:table-cell/>
        </table:table-row>
        <table:table-row table:style-name="ro1">
          <table:table-cell office:value-type="date" office:date-value="2019-02-13" calcext:value-type="date">
            <text:p>13/02/19</text:p>
          </table:table-cell>
          <table:table-cell office:value-type="string" calcext:value-type="string">
            <text:p>https://timesofindia.indiatimes.com/india/families-of-two-hyderabad-women-trafficked-to-kuwait-and-oman-urge-external-affairs-minister-sushma-swaraj-to-rescue-them/articleshow/67979511.cms</text:p>
          </table:table-cell>
          <table:table-cell/>
        </table:table-row>
        <table:table-row table:style-name="ro1">
          <table:table-cell office:value-type="date" office:date-value="2019-02-11" calcext:value-type="date">
            <text:p>11/02/19</text:p>
          </table:table-cell>
          <table:table-cell office:value-type="string" calcext:value-type="string">
            <text:p>https://timesofindia.indiatimes.com/city/bengaluru/nine-bonded-labourers-rescued-in-bengaluru/articleshow/67931979.cms</text:p>
          </table:table-cell>
          <table:table-cell/>
        </table:table-row>
        <table:table-row table:style-name="ro1">
          <table:table-cell office:value-type="date" office:date-value="2019-02-09" calcext:value-type="date">
            <text:p>09/02/19</text:p>
          </table:table-cell>
          <table:table-cell office:value-type="string" calcext:value-type="string">
            <text:p>https://timesofindia.indiatimes.com/city/ahmedabad/girls-were-sedated-confined-in-naroda-flat-say-cops/articleshow/67907602.cms</text:p>
          </table:table-cell>
          <table:table-cell/>
        </table:table-row>
        <table:table-row table:style-name="ro1">
          <table:table-cell office:value-type="date" office:date-value="2019-02-09" calcext:value-type="date">
            <text:p>09/02/19</text:p>
          </table:table-cell>
          <table:table-cell office:value-type="string" calcext:value-type="string">
            <text:p>https://timesofindia.indiatimes.com/city/hyderabad/local-conned-now-works-as-maid-in-kuwait/articleshow/67907694.cms</text:p>
          </table:table-cell>
          <table:table-cell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https://timesofindia.indiatimes.com/city/ajmer/8-kids-rescued-in-ajmer-two-held/articleshow/67875869.cms</text:p>
          </table:table-cell>
          <table:table-cell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https://timesofindia.indiatimes.com/city/ahmedabad/human-trafficking-case-two-auto-drivers-caught/articleshow/67875607.cms</text:p>
          </table:table-cell>
          <table:table-cell/>
        </table:table-row>
        <table:table-row table:style-name="ro1">
          <table:table-cell office:value-type="date" office:date-value="2019-02-05" calcext:value-type="date">
            <text:p>05/02/19</text:p>
          </table:table-cell>
          <table:table-cell office:value-type="string" calcext:value-type="string">
            <text:p>https://timesofindia.indiatimes.com/city/ahmedabad/girls-were-raped-before-being-sold-say-cops/articleshow/67842008.cms</text:p>
          </table:table-cell>
          <table:table-cell/>
        </table:table-row>
        <table:table-row table:style-name="ro1">
          <table:table-cell office:value-type="date" office:date-value="2019-02-04" calcext:value-type="date">
            <text:p>04/02/19</text:p>
          </table:table-cell>
          <table:table-cell office:value-type="string" calcext:value-type="string">
            <text:p>https://timesofindia.indiatimes.com/city/ahmedabad/cops-suspect-mayas-role-in-abduction-of-50-girls/articleshow/67823329.cms</text:p>
          </table:table-cell>
          <table:table-cell/>
        </table:table-row>
        <table:table-row table:style-name="ro1">
          <table:table-cell office:value-type="date" office:date-value="2019-02-03" calcext:value-type="date">
            <text:p>03/02/19</text:p>
          </table:table-cell>
          <table:table-cell office:value-type="string" calcext:value-type="string">
            <text:p>https://timesofindia.indiatimes.com/city/ahmedabad/ahmedabad-police-arrest-woman-involved-in-major-human-trafficking-racket/articleshow/67815761.cms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https://timesofindia.indiatimes.com/city/bareilly/human-trafficking-minor-bangladeshi-girl-rescued/articleshow/67800119.cms</text:p>
          </table:table-cell>
          <table:table-cell/>
        </table:table-row>
        <table:table-row table:style-name="ro1">
          <table:table-cell office:value-type="date" office:date-value="2019-01-29" calcext:value-type="date">
            <text:p>29/01/19</text:p>
          </table:table-cell>
          <table:table-cell office:value-type="string" calcext:value-type="string">
            <text:p>https://timesofindia.indiatimes.com/city/hyderabad/human-traffickers-go-scot-free-in-telangana/articleshow/67733454.cms</text:p>
          </table:table-cell>
          <table:table-cell/>
        </table:table-row>
        <table:table-row table:style-name="ro1">
          <table:table-cell office:value-type="date" office:date-value="2019-01-28" calcext:value-type="date">
            <text:p>28/01/19</text:p>
          </table:table-cell>
          <table:table-cell office:value-type="string" calcext:value-type="string">
            <text:p>https://timesofindia.indiatimes.com/city/hyderabad/human-trafficking-14-from-telangana-to-return-from-iraqi-kurdistan/articleshow/67721393.cms</text:p>
          </table:table-cell>
          <table:table-cell/>
        </table:table-row>
        <table:table-row table:style-name="ro1">
          <table:table-cell office:value-type="date" office:date-value="2019-01-21" calcext:value-type="date">
            <text:p>21/01/19</text:p>
          </table:table-cell>
          <table:table-cell office:value-type="string" calcext:value-type="string">
            <text:p>https://timesofindia.indiatimes.com/city/delhi/delhi-cop-jumps-into-yamuna-to-nab-fleeing-trafficker/articleshow/67616813.cms</text:p>
          </table:table-cell>
          <table:table-cell/>
        </table:table-row>
        <table:table-row table:style-name="ro1">
          <table:table-cell office:value-type="date" office:date-value="2019-01-09" calcext:value-type="date">
            <text:p>09/01/19</text:p>
          </table:table-cell>
          <table:table-cell office:value-type="string" calcext:value-type="string">
            <text:p>https://timesofindia.indiatimes.com/city/bhubaneswar/odisha-police-conduct-study-to-tackle-human-trafficking-in-odisha/articleshow/67458288.cms</text:p>
          </table:table-cell>
          <table:table-cell/>
        </table:table-row>
        <table:table-row table:style-name="ro1"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https://timesofindia.indiatimes.com/city/bareilly/bareilly-man-held-for-human-trafficking-of-14-yr-old-girl-from-kolkata/articleshow/66991725.cms</text:p>
          </table:table-cell>
          <table:table-cell/>
        </table:table-row>
        <table:table-row table:style-name="ro1">
          <table:table-cell office:value-type="date" office:date-value="2019-11-23" calcext:value-type="date">
            <text:p>23/11/19</text:p>
          </table:table-cell>
          <table:table-cell office:value-type="string" calcext:value-type="string">
            <text:p>https://timesofindia.indiatimes.com/city/vadodara/this-hospital-is-hotbed-of-child-trafficking/articleshow/66757365.cms</text:p>
          </table:table-cell>
          <table:table-cell/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https://www.nytimes.com/2019/03/12/nyregion/nxivm-nancy-salzman-keith-raniere-charges.html?rref=collection%2Ftimestopic%2FHuman%20Trafficking</text:p>
          </table:table-cell>
          <table:table-cell/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https://www.ndtv.com/tamil-nadu-news/bonded-labour-trafficking-4-months-after-cyclone-gaja-devastation-2006098</text:p>
          </table:table-cell>
          <table:table-cell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https://www.ndtv.com/world-news/indonesia-finds-193-bangladeshis-locked-up-in-a-shop-1989939</text:p>
          </table:table-cell>
          <table:table-cell/>
        </table:table-row>
        <table:table-row table:style-name="ro1">
          <table:table-cell office:value-type="date" office:date-value="2019-02-03" calcext:value-type="date">
            <text:p>03/02/19</text:p>
          </table:table-cell>
          <table:table-cell office:value-type="string" calcext:value-type="string">
            <text:p>https://www.ndtv.com/india-news/manipur-police-rescue-130-in-ongoing-anti-human-trafficking-operation-1987440</text:p>
          </table:table-cell>
          <table:table-cell/>
        </table:table-row>
        <table:table-row table:style-name="ro1">
          <table:table-cell office:value-type="date" office:date-value="2019-01-14" calcext:value-type="date">
            <text:p>14/01/19</text:p>
          </table:table-cell>
          <table:table-cell office:value-type="string" calcext:value-type="string">
            <text:p>https://www.ndtv.com/kerala-news/kochi-abandoned-bags-prompt-probe-in-suspected-human-trafficking-to-australia-1977692</text:p>
          </table:table-cell>
          <table:table-cell/>
        </table:table-row>
        <table:table-row table:style-name="ro1">
          <table:table-cell office:value-type="date" office:date-value="2019-01-08" calcext:value-type="date">
            <text:p>08/01/19</text:p>
          </table:table-cell>
          <table:table-cell office:value-type="string" calcext:value-type="string">
            <text:p>https://www.ndtv.com/world-news/almost-a-third-of-human-trafficking-victims-are-children-un-report-1974354</text:p>
          </table:table-cell>
          <table:table-cell/>
        </table:table-row>
        <table:table-row table:style-name="ro1">
          <table:table-cell office:value-type="date" office:date-value="2018-10-18" calcext:value-type="date">
            <text:p>18/10/18</text:p>
          </table:table-cell>
          <table:table-cell office:value-type="string" calcext:value-type="string">
            <text:p>https://www.ndtv.com/world-news/in-a-first-babies-sold-on-instagram-in-indonesia-activists-call-for-cyber-patrols-1933923</text:p>
          </table:table-cell>
          <table:table-cell/>
        </table:table-row>
        <table:table-row table:style-name="ro1">
          <table:table-cell office:value-type="date" office:date-value="2019-01-05" calcext:value-type="date">
            <text:p>05/01/19</text:p>
          </table:table-cell>
          <table:table-cell office:value-type="string" calcext:value-type="string">
            <text:p>https://www.ndtv.com/india-news/survivors-write-to-pm-narendra-modi-hope-india-will-pass-law-to-end-human-trafficking-1973061</text:p>
          </table:table-cell>
          <table:table-cell/>
        </table:table-row>
        <table:table-row table:style-name="ro1">
          <table:table-cell office:value-type="date" office:date-value="2018-10-19" calcext:value-type="date">
            <text:p>19/10/18</text:p>
          </table:table-cell>
          <table:table-cell office:value-type="string" calcext:value-type="string">
            <text:p>https://www.ndtv.com/indians-abroad/indian-american-woman-minal-patel-davis-awarded-at-white-house-for-combatting-human-trafficking-1934338</text:p>
          </table:table-cell>
          <table:table-cell/>
        </table:table-row>
        <table:table-row table:style-name="ro1">
          <table:table-cell office:value-type="date" office:date-value="2019-01-08" calcext:value-type="date">
            <text:p>08/01/19</text:p>
          </table:table-cell>
          <table:table-cell office:value-type="string" calcext:value-type="string">
            <text:p>https://www.ndtv.com/world-news/almost-a-third-of-human-trafficking-victims-are-children-un-report-1974354</text:p>
          </table:table-cell>
          <table:table-cell/>
        </table:table-row>
        <table:table-row table:style-name="ro1">
          <table:table-cell office:value-type="date" office:date-value="2018-10-03" calcext:value-type="date">
            <text:p>03/10/18</text:p>
          </table:table-cell>
          <table:table-cell office:value-type="string" calcext:value-type="string">
            <text:p>https://www.ndtv.com/delhi-news/27-trafficked-victims-including-16-minor-girls-rescued-in-delhi-1926375</text:p>
          </table:table-cell>
          <table:table-cell/>
        </table:table-row>
        <table:table-row table:style-name="ro1">
          <table:table-cell office:value-type="date" office:date-value="2018-09-24" calcext:value-type="date">
            <text:p>24/09/18</text:p>
          </table:table-cell>
          <table:table-cell office:value-type="string" calcext:value-type="string">
            <text:p>https://www.ndtv.com/delhi-news/woman-arrested-in-delhi-for-alleged-involvement-in-human-trafficking-1921023</text:p>
          </table:table-cell>
          <table:table-cell/>
        </table:table-row>
        <table:table-row table:style-name="ro1">
          <table:table-cell office:value-type="date" office:date-value="2019-09-11" calcext:value-type="date">
            <text:p>11/09/19</text:p>
          </table:table-cell>
          <table:table-cell office:value-type="string" calcext:value-type="string">
            <text:p>https://www.ndtv.com/hyderabad-news/ex-congress-lawmaker-arrested-for-allegedly-trafficking-3-people-to-us-on-fake-documents-1914810</text:p>
          </table:table-cell>
          <table:table-cell/>
        </table:table-row>
        <table:table-row table:style-name="ro1"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https://www.ndtv.com/telangana-news/hyderabad-woman-stranded-in-oman-relatives-turn-to-sushma-swaraj-19109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8:12:48.676187823</meta:creation-date>
    <dc:date>2019-03-19T19:43:50.614459720</dc:date>
    <meta:editing-duration>PT7M59S</meta:editing-duration>
    <meta:editing-cycles>1</meta:editing-cycles>
    <meta:document-statistic meta:table-count="1" meta:cell-count="146" meta:object-count="0"/>
    <meta:generator>LibreOffice/6.0.7.3$Linux_X86_64 LibreOffice_project/00m0$Build-3</meta:generator>
  </office:meta>
</office:document-meta>
</file>